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fo:margin-top="0cm" fo:margin-bottom="0cm" fo:line-height="100%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margin-top="0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fo:font-size="12pt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name-complex="Ari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font-name-complex="Arial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fo:padding="0.15cm" fo:border="0.002cm solid #000000">
        <style:background-image/>
      </style:graphic-properties>
    </style:style>
    <style:style style:name="gr1" style:family="graphic">
      <style:graphic-properties loext:allow-overlap="true"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- - - STUDY </text:span><text:span text:style-name="T5">PARAMETERS</text:span><text:span text:style-name="T5"> </text:span><text:span text:style-name="T5">- - -</text:span></text:p>
      <text:p text:style-name="P6"/>
      <text:p text:style-name="P6">Date: ___/___/202__ Time:___:___to___:___ Project____________ Experiment__________</text:p>
      <text:p text:style-name="P6"/>
      <text:p text:style-name="P6">Researcher(s): <text:span text:style-name="T2"><text:s/>______ | ______ | ______ | ______ | ______ <text:s/></text:span>Site/Lab:<text:span text:style-name="T2"> _________________</text:span></text:p>
      <text:p text:style-name="P5">____________________________________________________________________________</text:p>
      <text:p text:style-name="P7"/>
      <text:p text:style-name="P7">PARTICIPANT</text:p>
      <text:p text:style-name="P7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/text:p>
      <text:p text:style-name="P3"><text:span text:style-name="T5">S</text:span><text:span text:style-name="T5">ubject #: ____________</text:span><text:span text:style-name="T5"> ID: ____________ V</text:span><text:span text:style-name="T5">isit</text:span><text:span text:style-name="T5">: </text:span><text:span text:style-name="T5">____________</text:span><text:span text:style-name="T5"> Consent <text:tab/> <text:s text:c="3"/>Safety</text:span></text:p>
      <text:p text:style-name="P6"/>
      <text:p text:style-name="P3"><text:span text:style-name="T5">Height:</text:span><text:span text:style-name="T6"> _____cm </text:span><text:span text:style-name="T5">Weight:</text:span><text:span text:style-name="T6"> _____kg </text:span><text:span text:style-name="T5">Arm length:</text:span><text:span text:style-name="T6"> _____cm <text:tab/></text:span><text:span text:style-name="T5">Ear-neck-fingertip</text:span><text:span text:style-name="T6">:__________cm</text:span></text:p>
      <text:p text:style-name="P5"/>
      <text:p text:style-name="P3"><text:span text:style-name="T5">Nasion-inion: </text:span><text:span text:style-name="T6">________cm <text:s/></text:span><text:span text:style-name="T5">L-R pre-auricular:</text:span><text:span text:style-name="T6"> ________cm <text:s/></text:span><text:span text:style-name="T5">Nasion-Ear-Inion:</text:span><text:span text:style-name="T6"> ________cm</text:span></text:p>
      <text:p text:style-name="P6"/>
      <text:p text:style-name="P3"><text:span text:style-name="T5">Ethnicity: </text:span><text:span text:style-name="T3">_________</text:span><text:span text:style-name="T5"> Medications: </text:span><text:span text:style-name="T3">__________ </text:span><text:span text:style-name="T5">Nicotine: </text:span><text:span text:style-name="T3">__________ </text:span><text:span text:style-name="T5">Alcohol:</text:span><text:span text:style-name="T3">__________</text:span><text:span text:style-name="T5"> </text:span><text:span text:style-name="T6">____________________________________________________________________________</text:span></text:p>
      <text:p text:style-name="P5"/>
      <text:p text:style-name="P7">TMS</text:p>
      <text:p text:style-name="P7"/>
      <text:p text:style-name="P3"><text:span text:style-name="T5">Make</text:span><text:span text:style-name="T6">: Magstim, MagVenture, Mag&amp;More, Dantec, _________ </text:span><text:span text:style-name="T5">NeuroNav:</text:span><text:span text:style-name="T6"> 10/20, MNI, MRI,___</text:span></text:p>
      <text:p text:style-name="P5"/>
      <text:p text:style-name="P3"><text:span text:style-name="T5">Model</text:span><text:span text:style-name="T6">: 200, BiStim, Rapid | MagPro R___, PowerMag ____ | </text:span><text:span text:style-name="T5">Other: </text:span><text:span text:style-name="T6">_____________________</text:span></text:p>
      <text:p text:style-name="P5"/>
      <text:p text:style-name="P3"><text:span text:style-name="T5">Coil </text:span><text:span text:style-name="T5">shape</text:span><text:span text:style-name="T5">:</text:span><text:span text:style-name="T6"><text:tab/></text:span><text:span text:style-name="T6">Round | Figure 8 | Double-Cone | H-coil<text:tab/><text:tab/></text:span><text:span text:style-name="T5">Handle</text:span><text:span text:style-name="T6">: <text:s text:c="2"/>Flat | Branding iron</text:span></text:p>
      <text:p text:style-name="P5"/>
      <text:p text:style-name="P3"><text:span text:style-name="T5">Coil size</text:span><text:span text:style-name="T6">:<text:tab/>50 | 70 | 90 | 100 | 110 | Other: _____ mm<text:tab/></text:span><text:span text:style-name="T5">Diameter</text:span><text:span text:style-name="T6">: Inner | Mean | Outer</text:span></text:p>
      <text:p text:style-name="P5">____________________________________________________________________________</text:p>
      <text:p text:style-name="P5"/>
      <text:p text:style-name="P7">EMG</text:p>
      <text:p text:style-name="P5"/>
      <text:p text:style-name="P3"><text:span text:style-name="T5">Muscle1: </text:span><text:span text:style-name="T6">FDI,T</text:span><text:span text:style-name="T6">E,</text:span><text:span text:style-name="T6">ADM,FDS,EDC,</text:span><text:span text:style-name="T6">FCR/U,ECR/U</text:span><text:span text:style-name="T6">,B</text:span><text:span text:style-name="T6">R</text:span><text:span text:style-name="T6">,</text:span><text:span text:style-name="T6">BB,</text:span><text:span text:style-name="T6">T</text:span><text:span text:style-name="T6">B</text:span><text:span text:style-name="T6">,D</text:span><text:span text:style-name="T6">EL</text:span><text:span text:style-name="T6">,P</text:span><text:span text:style-name="T6">EC</text:span><text:span text:style-name="T6">,Other___________ L | R</text:span></text:p>
      <text:p text:style-name="P5"/>
      <text:p text:style-name="P3"><text:span text:style-name="T5">Muscle</text:span><text:span text:style-name="T5">2</text:span><text:span text:style-name="T5">: </text:span><text:span text:style-name="T6">FDI,T</text:span><text:span text:style-name="T6">E</text:span><text:span text:style-name="T6">,ADM,FDS,EDC,</text:span><text:span text:style-name="T6">FCR/U,ECR/U</text:span><text:span text:style-name="T6">,B</text:span><text:span text:style-name="T6">R</text:span><text:span text:style-name="T6">,</text:span><text:span text:style-name="T6">BB,</text:span><text:span text:style-name="T6">T</text:span><text:span text:style-name="T6">B</text:span><text:span text:style-name="T6">,D</text:span><text:span text:style-name="T6">EL</text:span><text:span text:style-name="T6">,P</text:span><text:span text:style-name="T6">EC</text:span><text:span text:style-name="T6">,Other___________ L | R</text:span></text:p>
      <text:p text:style-name="P5"/>
      <text:p text:style-name="P3"><text:span text:style-name="T5">Muscle</text:span><text:span text:style-name="T5">3</text:span><text:span text:style-name="T5">: </text:span><text:span text:style-name="T6">FDI,T</text:span><text:span text:style-name="T6">E</text:span><text:span text:style-name="T6">,ADM,FDS,EDC,</text:span><text:span text:style-name="T6">FCR/U,ECR/U</text:span><text:span text:style-name="T6">,B</text:span><text:span text:style-name="T6">R</text:span><text:span text:style-name="T6">,</text:span><text:span text:style-name="T6">BB,</text:span><text:span text:style-name="T6">T</text:span><text:span text:style-name="T6">B</text:span><text:span text:style-name="T6">,D</text:span><text:span text:style-name="T6">EL</text:span><text:span text:style-name="T6">,P</text:span><text:span text:style-name="T6">EC</text:span><text:span text:style-name="T6">,Other___________ L | R</text:span></text:p>
      <text:p text:style-name="P5"/>
      <text:p text:style-name="P3"><text:span text:style-name="T5">Muscle</text:span><text:span text:style-name="T5">4</text:span><text:span text:style-name="T5">: </text:span><text:span text:style-name="T6">FDI,T</text:span><text:span text:style-name="T6">E</text:span><text:span text:style-name="T6">,ADM,FDS,EDC,</text:span><text:span text:style-name="T6">FCR/U,ECR/U</text:span><text:span text:style-name="T6">,B</text:span><text:span text:style-name="T6">R</text:span><text:span text:style-name="T6">,</text:span><text:span text:style-name="T6">BB,</text:span><text:span text:style-name="T6">T</text:span><text:span text:style-name="T6">B</text:span><text:span text:style-name="T6">,D</text:span><text:span text:style-name="T6">EL</text:span><text:span text:style-name="T6">,P</text:span><text:span text:style-name="T6">EC</text:span><text:span text:style-name="T6">,Other___________ L | R</text:span></text:p>
      <text:p text:style-name="P5">____________________________________________________________________________</text:p>
      <text:p text:style-name="P5"/>
      <text:p text:style-name="P7">PNS</text:p>
      <text:p text:style-name="P7"/>
      <text:p text:style-name="P8">Stimulator Make: <text:span text:style-name="T2">Digitimer | ADInstruments<text:tab/></text:span>Model<text:span text:style-name="T2">: D____ | BioAmp | Other_____________</text:span></text:p>
      <text:p text:style-name="P8"/>
      <text:p text:style-name="P8">Nerve1: <text:span text:style-name="T2">Digit_,Med,Uln,Rad, _____ </text:span>Location<text:span text:style-name="T2">:Finger,Wrist,Elbow,_____ </text:span>Fingertip<text:span text:style-name="T2">:___cm L | R</text:span></text:p>
      <text:p text:style-name="P11"/>
      <text:p text:style-name="P8">Nerve2<text:span text:style-name="T2">: Digit_,Med,Uln,Rad, _____ </text:span>Location<text:span text:style-name="T2">:Finger,Wrist,Elbow,_____ </text:span>Fingertip<text:span text:style-name="T2">:___cm L | R</text:span></text:p>
      <text:p text:style-name="P11"/>
      <text:p text:style-name="P8">Nerve3<text:span text:style-name="T2">:</text:span> <text:span text:style-name="T2">Digit_,Med,Uln,Rad, _____ </text:span>Location<text:span text:style-name="T2">:Finger,Wrist,Elbow,_____ </text:span>Fingertip<text:span text:style-name="T2">:___cm L | R</text:span></text:p>
      <text:p text:style-name="P11"/>
      <text:p text:style-name="P8">Nerve4<text:span text:style-name="T2">:</text:span> <text:span text:style-name="T2">Digit_,Med,Uln,Rad, _____ </text:span>Location<text:span text:style-name="T2">:Finger,Wrist,Elbow,_____ </text:span>Fingertip<text:span text:style-name="T2">:___cm L | R</text:span></text:p>
      <text:p text:style-name="P12">- - - THRESHOLDS - - -</text:p>
      <text:p text:style-name="P10"/>
      <text:p text:style-name="P7">TMS THRESHOLD LOCATIONS</text:p>
      <text:p text:style-name="P7"/>
      <text:p text:style-name="P3"><draw:custom-shape text:anchor-type="char" draw:z-index="6" draw:name="Shape 1" draw:style-name="gr1" draw:text-style-name="P17" svg:width="0.5cm" svg:height="0.5cm" svg:x="17.431cm" svg:y="0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Site</text:span><text:span text:style-name="T5">1: </text:span><text:span text:style-name="T3">_________ </text:span><text:span text:style-name="T5">Ref.</text:span><text:span text:style-name="T6">: Vertex,Inion,____ </text:span><text:span text:style-name="T5">Hem: </text:span><text:span text:style-name="T3">L,mid,R </text:span><text:span text:style-name="T5">Right:</text:span><text:span text:style-name="T3"> ___cm </text:span><text:span text:style-name="T5">Forward:</text:span><text:span text:style-name="T3"> ___cm</text:span></text:p>
      <text:p text:style-name="P9"><draw:custom-shape text:anchor-type="char" draw:z-index="7" draw:name="Shape 2" draw:style-name="gr1" draw:text-style-name="P17" svg:width="0.5cm" svg:height="0.5cm" svg:x="17.47cm" svg:y="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5">Site2</text:span><text:span text:style-name="T5">: </text:span><text:span text:style-name="T3">_________ </text:span><text:span text:style-name="T5">Ref.</text:span><text:span text:style-name="T3">: Vertex,Inion,____ </text:span><text:span text:style-name="T5">Hem: </text:span><text:span text:style-name="T3">L,mid,R </text:span><text:span text:style-name="T5">Right:</text:span><text:span text:style-name="T3"> ___cm </text:span><text:span text:style-name="T5">Forward:</text:span><text:span text:style-name="T3"> ___cm</text:span></text:p>
      <text:p text:style-name="P9"><draw:custom-shape text:anchor-type="char" draw:z-index="8" draw:name="Shape 3" draw:style-name="gr1" draw:text-style-name="P17" svg:width="0.5cm" svg:height="0.5cm" svg:x="17.47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5">Site3</text:span><text:span text:style-name="T5">: </text:span><text:span text:style-name="T3">_________ </text:span><text:span text:style-name="T5">Ref.</text:span><text:span text:style-name="T3">: Vertex,Inion,____ </text:span><text:span text:style-name="T5">Hem: </text:span><text:span text:style-name="T3">L,mid,R </text:span><text:span text:style-name="T5">Right:</text:span><text:span text:style-name="T3"> ___cm </text:span><text:span text:style-name="T5">Forward:</text:span><text:span text:style-name="T3"> ___cm</text:span></text:p>
      <text:p text:style-name="P9"><draw:custom-shape text:anchor-type="char" draw:z-index="9" draw:name="Shape 4" draw:style-name="gr1" draw:text-style-name="P17" svg:width="0.5cm" svg:height="0.5cm" svg:x="17.48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5">Site4</text:span><text:span text:style-name="T5">: </text:span><text:span text:style-name="T3">_________ </text:span><text:span text:style-name="T5">Ref.</text:span><text:span text:style-name="T3">: Vertex,Inion,____ </text:span><text:span text:style-name="T5">Hem: </text:span><text:span text:style-name="T3">L,mid,R </text:span><text:span text:style-name="T5">Right:</text:span><text:span text:style-name="T3"> ___cm </text:span><text:span text:style-name="T5">Forward:</text:span><text:span text:style-name="T3"> ___cm</text:span></text:p>
      <text:p text:style-name="P10">____________________________________________________________________________</text:p>
      <text:p text:style-name="P7"/>
      <text:p text:style-name="P7">TMS THRESHOLDS</text:p>
      <text:p text:style-name="P7"/>
      <text:p text:style-name="P3"><text:span text:style-name="T5">Method</text:span><text:span text:style-name="T3">: </text:span><text:span text:style-name="T6">MEPs</text:span><text:span text:style-name="T3">,</text:span><text:span text:style-name="T3">T</text:span><text:span text:style-name="T6">witch,Other________</text:span><text:span text:style-name="T6">_</text:span><text:span text:style-name="T6"><text:tab/></text:span><text:span text:style-name="T5">Algorithm:</text:span><text:span text:style-name="T6"> Frequency,PEST,Other___________</text:span></text:p>
      <text:p text:style-name="P5"/>
      <text:p text:style-name="P3"><text:span text:style-name="T5">Target: </text:span><text:span text:style-name="T3">5/10/_____MEPs</text:span><text:span text:style-name="T5"> </text:span><text:span text:style-name="T3">of</text:span><text:span text:style-name="T5"> </text:span><text:span text:style-name="T6">10/20/____ t</text:span><text:span text:style-name="T3">rials</text:span><text:span text:style-name="T5"><text:tab/>Criterion </text:span><text:span text:style-name="T5">m</text:span><text:span text:style-name="T5">V:</text:span><text:span text:style-name="T6"> </text:span><text:span text:style-name="T6">0.05/0.10/0.</text:span><text:span text:style-name="T6">20/</text:span><text:span text:style-name="T6">1.0/</text:span><text:span text:style-name="T6">Other_____</text:span><text:span text:style-name="T6">m</text:span><text:span text:style-name="T6">V</text:span></text:p>
      <text:p text:style-name="P5"/>
      <text:p text:style-name="P3"/>
      <text:p text:style-name="P3"><text:span text:style-name="T4">Muscle</text:span><text:span text:style-name="T4">1</text:span>: <text:span text:style-name="T6">____</text:span> <text:span text:style-name="T4">Side</text:span>: L,R <text:s/><text:span text:style-name="T4">State</text:span>: Rest/<text:span text:style-name="T6">___</text:span>%MVC,Move<text:span text:style-name="T6"> <text:s/></text:span><text:span text:style-name="T5">mV</text:span><text:span text:style-name="T6">: 0.05/___ </text:span><text:span text:style-name="T4">Threshold:</text:span> <text:span text:style-name="T6">____%MSO</text:span></text:p>
      <text:p text:style-name="P5"/>
      <text:p text:style-name="P5"><text:span text:style-name="T4">Muscle</text:span><text:span text:style-name="T4">2</text:span>: ____ <text:span text:style-name="T4">Side</text:span>: L,R <text:s/><text:span text:style-name="T4">State</text:span>: Rest/___%MVC,Move <text:s/><text:span text:style-name="T4">mV</text:span>: 0.05/___ <text:span text:style-name="T4">Threshold:</text:span> ____%MSO</text:p>
      <text:p text:style-name="P5"/>
      <text:p text:style-name="P5"><text:span text:style-name="T4">Muscle</text:span><text:span text:style-name="T4">3</text:span>: ____ <text:span text:style-name="T4">Side</text:span>: L,R <text:s/><text:span text:style-name="T4">State</text:span>: Rest/___%MVC,Move <text:s/><text:span text:style-name="T4">mV</text:span>: 0.05/___ <text:span text:style-name="T4">Threshold:</text:span> ____%MSO</text:p>
      <text:p text:style-name="P5"/>
      <text:p text:style-name="P5"><text:span text:style-name="T4">Muscle</text:span><text:span text:style-name="T4">4</text:span>: ____ <text:span text:style-name="T4">Side</text:span>: L,R <text:s/><text:span text:style-name="T4">State</text:span>: Rest/___%MVC,Move <text:s/><text:span text:style-name="T4">mV</text:span>: 0.05/___ <text:span text:style-name="T4">Threshold:</text:span> ____%MSO</text:p>
      <text:p text:style-name="P10">____________________________________________________________________________</text:p>
      <text:p text:style-name="P6"/>
      <text:p text:style-name="P7">NERVE THRESHOLDS</text:p>
      <text:p text:style-name="P7"/>
      <text:p text:style-name="P3"><text:span text:style-name="T5">Nerve</text:span><text:span text:style-name="T5">1</text:span><text:span text:style-name="T5">: </text:span><text:span text:style-name="T3">____ </text:span><text:span text:style-name="T5">Side:</text:span><text:span text:style-name="T3"> </text:span><text:span text:style-name="T3">L</text:span><text:span text:style-name="T3">,</text:span><text:span text:style-name="T3">R; </text:span><text:span text:style-name="T5">Duration:</text:span><text:span text:style-name="T3"> ___ ms </text:span><text:span text:style-name="T5">Sensory:</text:span><text:span text:style-name="T3">___mA; </text:span><text:span text:style-name="T5">M-</text:span><text:span text:style-name="T5">wave</text:span><text:span text:style-name="T5">:</text:span><text:span text:style-name="T3">___mA; </text:span><text:span text:style-name="T5">Twitch:</text:span><text:span text:style-name="T3"> ___mA</text:span></text:p>
      <text:p text:style-name="P9"/>
      <text:p text:style-name="P3"><text:span text:style-name="T5">Nerve</text:span><text:span text:style-name="T5">2</text:span><text:span text:style-name="T5">: </text:span><text:span text:style-name="T3">____ </text:span><text:span text:style-name="T5">Side:</text:span><text:span text:style-name="T3"> </text:span><text:span text:style-name="T3">L</text:span><text:span text:style-name="T3">,</text:span><text:span text:style-name="T3">R; </text:span><text:span text:style-name="T5">Duration:</text:span><text:span text:style-name="T3"> ___ ms </text:span><text:span text:style-name="T5">Sensory:</text:span><text:span text:style-name="T3">___mA; </text:span><text:span text:style-name="T5">M-</text:span><text:span text:style-name="T5">wave</text:span><text:span text:style-name="T5">:</text:span><text:span text:style-name="T3">___mA; </text:span><text:span text:style-name="T5">Twitch:</text:span><text:span text:style-name="T3"> ___mA</text:span></text:p>
      <text:p text:style-name="P9"/>
      <text:p text:style-name="P3"><text:span text:style-name="T5">Nerve</text:span><text:span text:style-name="T5">3</text:span><text:span text:style-name="T5">: </text:span><text:span text:style-name="T3">____ </text:span><text:span text:style-name="T5">Side:</text:span><text:span text:style-name="T3"> </text:span><text:span text:style-name="T3">L</text:span><text:span text:style-name="T3">,</text:span><text:span text:style-name="T3">R; </text:span><text:span text:style-name="T5">Duration:</text:span><text:span text:style-name="T3"> ___ ms </text:span><text:span text:style-name="T5">Sensory:</text:span><text:span text:style-name="T3">___mA; </text:span><text:span text:style-name="T5">M-</text:span><text:span text:style-name="T5">wave</text:span><text:span text:style-name="T5">:</text:span><text:span text:style-name="T3">___mA; </text:span><text:span text:style-name="T5">Twitch:</text:span><text:span text:style-name="T3"> ___mA</text:span></text:p>
      <text:p text:style-name="P9"/>
      <text:p text:style-name="P3"><text:span text:style-name="T5">Nerve</text:span><text:span text:style-name="T5">4</text:span><text:span text:style-name="T5">: </text:span><text:span text:style-name="T3">____ </text:span><text:span text:style-name="T5">Side:</text:span><text:span text:style-name="T3"> </text:span><text:span text:style-name="T3">L</text:span><text:span text:style-name="T3">,</text:span><text:span text:style-name="T3">R; </text:span><text:span text:style-name="T5">Duration:</text:span><text:span text:style-name="T3"> ___ ms </text:span><text:span text:style-name="T5">Sensory:</text:span><text:span text:style-name="T3">___mA; </text:span><text:span text:style-name="T5">M-</text:span><text:span text:style-name="T5">wave</text:span><text:span text:style-name="T5">:</text:span><text:span text:style-name="T3">___mA; </text:span><text:span text:style-name="T5">Twitch:</text:span><text:span text:style-name="T3"> ___mA</text:span></text:p>
      <text:p text:style-name="P10">____________________________________________________________________________</text:p>
      <text:p text:style-name="P6"/>
      <text:p text:style-name="P7">- - - EEG - - -</text:p>
      <text:p text:style-name="P11"/>
      <text:p text:style-name="P11"><text:span text:style-name="T4">Hardware:</text:span>_____________ <text:s/><text:span text:style-name="T4">Sampling rate:</text:span> ____kHz <text:s/><text:span text:style-name="T4">Filtering,</text:span> <text:span text:style-name="T4">Low:</text:span> ____Hz <text:s/><text:span text:style-name="T4">High:</text:span>_____Hz</text:p>
      <text:p text:style-name="P11"/>
      <text:p text:style-name="P11"><text:span text:style-name="T4">Electrode(s)</text:span><text:span text:style-name="T4">:</text:span>____________ <text:span text:style-name="T4">Reference</text:span><text:span text:style-name="T4">:</text:span> ______</text:p>
      <text:p text:style-name="P11"/>
      <text:p text:style-name="P11"><text:span text:style-name="T4">Nerve: </text:span>____ <text:span text:style-name="T4">Side:</text:span> L,R; <text:span text:style-name="T4">Duration:</text:span> ___ms <text:span text:style-name="T4">Intensity:</text:span> ___mA; <text:span text:style-name="T4">Frequency:</text:span> ___Hz <text:s/><text:span text:style-name="T4">Reps:</text:span>______ </text:p>
      <text:p text:style-name="P11"/>
      <text:p text:style-name="P11"><text:span text:style-name="T4">NOTES: </text:span>_____________________________________________________________________</text:p>
      <text:p text:style-name="P11"/>
      <text:p text:style-name="P11">____________________________________________________________________________</text:p>
      <text:p text:style-name="P12">- - - EXPERIMENT - - -</text:p>
      <text:p text:style-name="P7"/>
      <text:p text:style-name="P7">TMS LOCATIONS</text:p>
      <text:p text:style-name="P3"><draw:custom-shape text:anchor-type="char" draw:z-index="2" draw:name="Shape 5" draw:style-name="gr1" draw:text-style-name="P17" svg:width="0.5cm" svg:height="0.5cm" svg:x="17.473cm" svg:y="0.4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5">Site</text:span><text:span text:style-name="T5">1</text:span><text:span text:style-name="T5">: ________</text:span><text:span text:style-name="T6"> </text:span><text:span text:style-name="T5">Hem.:</text:span><text:span text:style-name="T6"> </text:span><text:span text:style-name="T6">L | Mid | R <text:s text:c="2"/></text:span><text:span text:style-name="T5">Right:</text:span><text:span text:style-name="T3"> ___cm </text:span><text:span text:style-name="T5">Forward:</text:span><text:span text:style-name="T3"> ___cm <text:s text:c="2"/></text:span><text:span text:style-name="T5">MNI: </text:span><text:span text:style-name="T3">___x,___y,___z</text:span></text:p>
      <text:p text:style-name="P9"/>
      <text:p text:style-name="P3"><draw:custom-shape text:anchor-type="char" draw:z-index="3" draw:name="Shape 6" draw:style-name="gr1" draw:text-style-name="P18" svg:width="0.502cm" svg:height="0.502cm" svg:x="17.5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Site</text:span><text:span text:style-name="T5">2</text:span><text:span text:style-name="T5">: ________</text:span><text:span text:style-name="T3"> </text:span><text:span text:style-name="T5">Hem.:</text:span><text:span text:style-name="T3"> </text:span><text:span text:style-name="T3">L | Mid | R <text:s text:c="2"/></text:span><text:span text:style-name="T5">Right:</text:span><text:span text:style-name="T3"> ___cm </text:span><text:span text:style-name="T5">Forward:</text:span><text:span text:style-name="T3"> ___cm <text:s text:c="2"/></text:span><text:span text:style-name="T5">MNI: </text:span><text:span text:style-name="T3">___x,___y,___z</text:span></text:p>
      <text:p text:style-name="P9"><draw:custom-shape text:anchor-type="char" draw:z-index="4" draw:name="Shape 7" draw:style-name="gr1" draw:text-style-name="P17" svg:width="0.5cm" svg:height="0.5cm" svg:x="17.492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5">Site3: ________</text:span><text:span text:style-name="T3"> </text:span><text:span text:style-name="T5">Hem.:</text:span><text:span text:style-name="T3"> </text:span><text:span text:style-name="T3">L | Mid | R <text:s text:c="2"/></text:span><text:span text:style-name="T5">Right:</text:span><text:span text:style-name="T3"> ___cm </text:span><text:span text:style-name="T5">Forward:</text:span><text:span text:style-name="T3"> ___cm <text:s text:c="2"/></text:span><text:span text:style-name="T5">MNI: </text:span><text:span text:style-name="T3">___x,___y,___z</text:span></text:p>
      <text:p text:style-name="P9"><draw:custom-shape text:anchor-type="char" draw:z-index="5" draw:name="Shape 7" draw:style-name="gr1" draw:text-style-name="P17" svg:width="0.5cm" svg:height="0.5cm" svg:x="17.477cm" svg:y="0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text:span text:style-name="T5">Site4: ________</text:span><text:span text:style-name="T3"> </text:span><text:span text:style-name="T5">Hem.:</text:span><text:span text:style-name="T3"> </text:span><text:span text:style-name="T3">L | Mid | R <text:s text:c="2"/></text:span><text:span text:style-name="T5">Right:</text:span><text:span text:style-name="T3"> ___cm </text:span><text:span text:style-name="T5">Forward:</text:span><text:span text:style-name="T3"> ___cm <text:s text:c="2"/></text:span><text:span text:style-name="T5">MNI: </text:span><text:span text:style-name="T3">___x,___y,___z</text:span></text:p>
      <text:p text:style-name="P11">____________________________________________________________________________</text:p>
      <text:p text:style-name="P7"/>
      <text:p text:style-name="P7">TMS PULSES</text:p>
      <text:p text:style-name="P6"/>
      <text:p text:style-name="P3"><text:span text:style-name="T5">TMS </text:span><text:span text:style-name="T5">train t</text:span><text:span text:style-name="T5">ype: </text:span><text:span text:style-name="T6">Single | Paired | </text:span><text:span text:style-name="T6">Triple | Quadruple | </text:span><text:span text:style-name="T6">rTMS: ____Hz, ____ s </text:span><text:span text:style-name="T6">| ______________</text:span></text:p>
      <text:p text:style-name="P5"/>
      <text:p text:style-name="P3"><text:span text:style-name="T5">TMS coil 1:</text:span><text:span text:style-name="T3">_______ </text:span><text:span text:style-name="T5">TMS coil 2:</text:span><text:span text:style-name="T3">_______ </text:span><text:span text:style-name="T5">TMS coil 3:</text:span><text:span text:style-name="T3">_______ </text:span><text:span text:style-name="T3">(in order of pulses)</text:span></text:p>
      <text:p text:style-name="P3"/>
      <text:p text:style-name="P3"><text:span text:style-name="T5">TMS intensity1:<text:tab/>_____ </text:span><text:span text:style-name="T6">%MSO </text:span><text:span text:style-name="T5">_____ </text:span><text:span text:style-name="T6">%RMT | %AMT<text:tab/></text:span><text:span text:style-name="T5">Shape:</text:span><text:span text:style-name="T6"> Mono | Bi | _____________</text:span></text:p>
      <text:p text:style-name="P5"/>
      <text:p text:style-name="P3"><text:span text:style-name="T5">TMS intensity2:<text:tab/>_____ </text:span><text:span text:style-name="T6">%MSO </text:span><text:span text:style-name="T5">_____ </text:span><text:span text:style-name="T6">%RMT | %AMT<text:tab/></text:span><text:span text:style-name="T5">Shape:</text:span><text:span text:style-name="T6"> Mono | Bi | _____________</text:span></text:p>
      <text:p text:style-name="P6"/>
      <text:p text:style-name="P3"><text:span text:style-name="T5">TMS intensity3:<text:tab/>_____ </text:span><text:span text:style-name="T6">%MSO </text:span><text:span text:style-name="T5">_____ </text:span><text:span text:style-name="T6">%RMT | %AMT<text:tab/></text:span><text:span text:style-name="T5">Shape:</text:span><text:span text:style-name="T6"> Mono | Bi | _____________</text:span></text:p>
      <text:p text:style-name="P6"/>
      <text:p text:style-name="P3"><text:span text:style-name="T5">TMS intensity4:<text:tab/>_____ </text:span><text:span text:style-name="T6">%MSO </text:span><text:span text:style-name="T5">_____ </text:span><text:span text:style-name="T6">%RMT | %AMT<text:tab/></text:span><text:span text:style-name="T5">Shape:</text:span><text:span text:style-name="T6"> Mono | Bi | _____________</text:span></text:p>
      <text:p text:style-name="P5"/>
      <text:p text:style-name="P6">N blocks: ____ N trials per block: ____ N pulses per trial: ____ Total pulses:_______ </text:p>
      <text:p text:style-name="P10">____________________________________________________________________________</text:p>
      <text:p text:style-name="P10"/>
      <text:p text:style-name="P7">NERVE PULSES</text:p>
      <text:p text:style-name="P6"/>
      <text:p text:style-name="P6">Nerve1: <text:span text:style-name="T2">Digit__, Med, Uln, Rad, Other_______ </text:span>Side:<text:span text:style-name="T2"> L,R </text:span>Duration:<text:span text:style-name="T2"> ___ms <text:s/></text:span>Intensity: <text:span text:style-name="T2">___mA</text:span></text:p>
      <text:p text:style-name="P9"/>
      <text:p text:style-name="P6">Nerve2:<text:span text:style-name="T2"> Digit__, Med, Uln, Rad, Other_______ </text:span>Side:<text:span text:style-name="T2"> L,R </text:span>Duration:<text:span text:style-name="T2"> ___ms <text:s/></text:span>Intensity: <text:span text:style-name="T2">___mA</text:span></text:p>
      <text:p text:style-name="P9"/>
      <text:p text:style-name="P6">Nerve3: <text:span text:style-name="T2">Digit__, Med, Uln, Rad, Other_______ </text:span>Side:<text:span text:style-name="T2"> L,R </text:span>Duration:<text:span text:style-name="T2"> ___ms <text:s/></text:span>Intensity: <text:span text:style-name="T2">___mA</text:span></text:p>
      <text:p text:style-name="P9"/>
      <text:p text:style-name="P6">Nerve4:<text:span text:style-name="T2"> Digit__, Med, Uln, Rad, Other_______ </text:span>Side:<text:span text:style-name="T2"> L,R </text:span>Duration:<text:span text:style-name="T2"> ___ms <text:s/></text:span>Intensity: <text:span text:style-name="T2">___mA</text:span></text:p>
      <text:p text:style-name="P9"/>
      <text:p text:style-name="P6">N blocks: ____ N trials per block: ____ N pulses per trial: ____ Total pulses:_______ </text:p>
      <text:p text:style-name="P7"/>
      <text:p text:style-name="P7">NOTES</text:p>
      <text:p text:style-name="P10">____________________________________________________________________________</text:p>
      <text:p text:style-name="P10"/>
      <text:p text:style-name="P10">____________________________________________________________________________</text:p>
      <text:p text:style-name="P10"/>
      <text:p text:style-name="P10">____________________________________________________________________________</text:p>
      <text:p text:style-name="P10"/>
      <text:p text:style-name="P10">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weight="bold" style:font-weight-asian="bold" style:font-name-complex="Arial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MultiLab protocol s</text:span><text:span text:style-name="MT1">heet<text:tab/><text:tab/></text:span><text:span text:style-name="MT1">Version 3.</text:span><text:span text:style-name="MT1">1</text:span><text:span text:style-name="MT1"><text:tab/><text:tab/></text:span><text:span text:style-name="MT1">October 2024<text:tab/></text:span><text:span text:style-name="MT1"><text:tab/></text:span><text:span text:style-name="MT1">Page </text:span><text:span text:style-name="MT1"><text:page-number text:select-page="current">3</text:page-number>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//github.com/TMSMultiLab/TMSMultiLab/blob/main/Docs/TMSMultiLab_Protocol_Sheet.od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10:14:00</meta:creation-date>
    <dc:date>2024-11-14T14:37:47.71</dc:date>
    <meta:editing-cycles>73</meta:editing-cycles>
    <meta:editing-duration>PT4H6M13S</meta:editing-duration>
    <meta:generator>OpenOffice/4.1.15$Win32 OpenOffice.org_project/4115m2$Build-9813</meta:generator>
    <meta:document-statistic meta:table-count="0" meta:image-count="0" meta:object-count="0" meta:page-count="3" meta:paragraph-count="83" meta:word-count="620" meta:character-count="5794"/>
  </office:meta>
</office:document-meta>
</file>